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adbac7" style:font-name="SFMono-Regular" fo:font-size="9.75pt" fo:letter-spacing="normal" fo:font-style="normal" fo:font-weight="normal" officeooo:rsid="0015fe26" officeooo:paragraph-rsid="0015fe26"/>
    </style:style>
    <style:style style:name="P2" style:family="paragraph" style:parent-style-name="Standard">
      <style:text-properties officeooo:rsid="00138be7" officeooo:paragraph-rsid="00138be7"/>
    </style:style>
    <style:style style:name="P3" style:family="paragraph" style:parent-style-name="Standard">
      <style:text-properties officeooo:rsid="00144c76" officeooo:paragraph-rsid="00144c76"/>
    </style:style>
    <style:style style:name="P4" style:family="paragraph" style:parent-style-name="Standard">
      <style:text-properties officeooo:rsid="00152a01" officeooo:paragraph-rsid="00152a01"/>
    </style:style>
    <style:style style:name="P5" style:family="paragraph" style:parent-style-name="Standard">
      <style:text-properties officeooo:rsid="0015fe26" officeooo:paragraph-rsid="0015fe2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ítulo pull request.</text:p>
      <text:p text:style-name="P2"/>
      <text:p text:style-name="P2">[Joao Victor Cristino] Project lessons learned</text:p>
      <text:p text:style-name="P2"/>
      <text:p text:style-name="P2">Avaliação:</text:p>
      <text:p text:style-name="P2">style lint: Fala da formatação e padrão do código.</text:p>
      <text:p text:style-name="P3">Evaluator lint: fala dos requisitos</text:p>
      <text:p text:style-name="P3"/>
      <text:p text:style-name="P4">Da para rodar o link no vscode.</text:p>
      <text:p text:style-name="P4"/>
      <text:p text:style-name="P5"/>
      <text:p text:style-name="P1">npm run lint:styles</text:p>
      <text:p text:style-name="P5"/>
      <text:p text:style-name="P5">Npm run cypress:open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9T14:16:08.536741024</meta:creation-date>
    <meta:editing-duration>PT40S</meta:editing-duration>
    <meta:editing-cycles>2</meta:editing-cycles>
    <meta:generator>LibreOffice/6.4.7.2$Linux_X86_64 LibreOffice_project/40$Build-2</meta:generator>
    <dc:date>2021-05-19T14:16:26.207572606</dc:date>
    <meta:document-statistic meta:table-count="0" meta:image-count="0" meta:object-count="0" meta:page-count="1" meta:paragraph-count="8" meta:word-count="37" meta:character-count="231" meta:non-whitespace-character-count="202"/>
  </office:meta>
</office:document-meta>
</file>